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6.985cm" svg:x="1.635cm" svg:y="21.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9.68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8.62cm" svg:y="2.905cm">
          <text:p text:style-name="P1">Connection</text:p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2.7cm" svg:x="2.27cm" svg:y="2.27cm">
          <text:p text:style-name="P1">Message</text:p>
          <text:p text:style-name="P1">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25.765cm">
          <text:p text:style-name="P1">Mongo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5.445cm"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11.16cm">
          <text:p text:style-name="P1">Collection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9.255cm">
          <text:p text:style-name="P1">Databas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13.065cm">
          <text:p text:style-name="P1">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7.35cm">
          <text:p text:style-name="P1">Col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0.635cm" svg:x="6.08cm" svg:y="3.5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5.44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7.3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9.25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11.16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13.06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3.335cm" svg:height="1.27cm" svg:x="4.175cm" svg:y="21.955cm">
          <text:p text:style-name="P1">Fangofmongo web 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8.145cm">
          <text:p text:style-name="P1">DB ac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7cm" svg:height="1.905cm" svg:x="9.89cm" svg:y="15.6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7cm" svg:height="1.905cm" svg:x="9.89cm" svg:y="19.41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7cm" svg:height="1.27cm" svg:x="9.89cm" svg:y="23.8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2.54cm" svg:height="1.27cm" svg:x="6.08cm" svg:y="20.05cm">
          <draw:text-box>
            <text:p>AJAX</text:p>
          </draw:text-box>
        </draw:frame>
        <draw:frame draw:style-name="gr5" draw:layer="layout" svg:width="3.81cm" svg:height="0.962cm" svg:x="15.605cm" svg:y="20.358cm">
          <draw:text-box>
            <text:p>Client side</text:p>
          </draw:text-box>
        </draw:frame>
        <draw:frame draw:style-name="gr5" draw:layer="layout" svg:width="3.81cm" svg:height="0.962cm" svg:x="15.605cm" svg:y="27.343cm">
          <draw:text-box>
            <text:p>Server side</text:p>
          </draw:text-box>
        </draw:frame>
        <draw:custom-shape draw:style-name="gr2" draw:text-style-name="P1" draw:layer="layout" svg:width="1.905cm" svg:height="1.905cm" svg:x="16.875cm" svg:y="2.90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5.44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11.16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9.25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13.06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7.3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0.635cm" svg:x="14.335cm" svg:y="3.54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5.44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7.3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9.25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11.16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13.06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5:41:24</meta:creation-date>
    <dc:date>2009-10-24T16:03:49</dc:date>
    <meta:editing-duration>PT00H22M29S</meta:editing-duration>
    <meta:editing-cycles>12</meta:editing-cycles>
    <meta:generator>OpenOffice.org/3.1$Unix OpenOffice.org_project/310m19$Build-9420</meta:generator>
    <meta:document-statistic meta:object-count="36"/>
  </office:meta>
</office:document-meta>
</file>